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1.4201in"/>
    </style:style>
    <style:style style:name="co4" style:family="table-column">
      <style:table-column-properties fo:break-before="auto" style:column-width="1.3984in"/>
    </style:style>
    <style:style style:name="co5" style:family="table-column">
      <style:table-column-properties fo:break-before="auto" style:column-width="4.5091in"/>
    </style:style>
    <style:style style:name="co6" style:family="table-column">
      <style:table-column-properties fo:break-before="auto" style:column-width="6.650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ext-properties fo:font-size="14pt" style:font-size-asian="14pt" style:font-size-complex="14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1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Default"/>
        <table:table-column table:style-name="co1" table:number-columns-repeated="1015" table:default-cell-style-name="ce2"/>
        <table:table-row table:style-name="ro3"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gerfs</text:p>
          </table:table-cell>
          <table:table-cell office:value-type="string">
            <text:p>general</text:p>
          </table:table-cell>
          <table:table-cell table:style-name="Default" office:value-type="string">
            <text:p>full</text:p>
          </table:table-cell>
          <table:table-cell office:value-type="string">
            <text:p>http://www.netlib.org/lapack/single/sgerfs.f</text:p>
          </table:table-cell>
          <table:table-cell office:value-type="string">
            <text:p>refine solution to Ax=b, error bounds, backward error estimates</text:p>
          </table:table-cell>
          <table:table-cell table:formula="of:=144+[.A1]+220" office:value-type="float" office:value="365">
            <text:p>365</text:p>
          </table:table-cell>
          <table:table-cell table:number-columns-repeated="1015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string">
            <text:p>gerfs</text:p>
          </table:table-cell>
          <table:table-cell office:value-type="string">
            <text:p>general</text:p>
          </table:table-cell>
          <table:table-cell table:style-name="Default" office:value-type="string">
            <text:p>full</text:p>
          </table:table-cell>
          <table:table-cell office:value-type="string">
            <text:p>http://www.netlib.org/lapack/double/dgerfs.f</text:p>
          </table:table-cell>
          <table:table-cell office:value-type="string">
            <text:p>refine solution to Ax=b, error bounds, backward error estimates</text:p>
          </table:table-cell>
          <table:table-cell table:formula="of:=144+[.A2]+220" office:value-type="float" office:value="366">
            <text:p>366</text:p>
          </table:table-cell>
          <table:table-cell table:number-columns-repeated="1015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gerfs</text:p>
          </table:table-cell>
          <table:table-cell office:value-type="string">
            <text:p>general</text:p>
          </table:table-cell>
          <table:table-cell table:style-name="Default" office:value-type="string">
            <text:p>full</text:p>
          </table:table-cell>
          <table:table-cell office:value-type="string">
            <text:p>http://www.netlib.org/lapack/complex/cgerfs.f</text:p>
          </table:table-cell>
          <table:table-cell office:value-type="string">
            <text:p>refine solution to Ax=b, error bounds, backward error estimates</text:p>
          </table:table-cell>
          <table:table-cell table:formula="of:=144+[.A3]+220" office:value-type="float" office:value="367">
            <text:p>367</text:p>
          </table:table-cell>
          <table:table-cell table:number-columns-repeated="1015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z</text:p>
          </table:table-cell>
          <table:table-cell office:value-type="string">
            <text:p>gerfs</text:p>
          </table:table-cell>
          <table:table-cell office:value-type="string">
            <text:p>general</text:p>
          </table:table-cell>
          <table:table-cell table:style-name="Default" office:value-type="string">
            <text:p>full</text:p>
          </table:table-cell>
          <table:table-cell office:value-type="string">
            <text:p>http://www.netlib.org/lapack/complex16/zgerfs.f</text:p>
          </table:table-cell>
          <table:table-cell office:value-type="string">
            <text:p>refine solution to Ax=b, error bounds, backward error estimates</text:p>
          </table:table-cell>
          <table:table-cell table:formula="of:=144+[.A4]+220" office:value-type="float" office:value="368">
            <text:p>368</text:p>
          </table:table-cell>
          <table:table-cell table:number-columns-repeated="1015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s</text:p>
          </table:table-cell>
          <table:table-cell office:value-type="string">
            <text:p>gbrfs</text:p>
          </table:table-cell>
          <table:table-cell office:value-type="string">
            <text:p>general</text:p>
          </table:table-cell>
          <table:table-cell table:style-name="Default" office:value-type="string">
            <text:p>band</text:p>
          </table:table-cell>
          <table:table-cell office:value-type="string">
            <text:p>http://www.netlib.org/lapack/single/sgbrfs.f</text:p>
          </table:table-cell>
          <table:table-cell office:value-type="string">
            <text:p>refine solution to Ax=b, error bounds, backward error estimates</text:p>
          </table:table-cell>
          <table:table-cell table:formula="of:=144+[.A5]+220" office:value-type="float" office:value="369">
            <text:p>369</text:p>
          </table:table-cell>
          <table:table-cell table:number-columns-repeated="1015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office:value-type="string">
            <text:p>gbrfs</text:p>
          </table:table-cell>
          <table:table-cell office:value-type="string">
            <text:p>general</text:p>
          </table:table-cell>
          <table:table-cell table:style-name="Default" office:value-type="string">
            <text:p>band</text:p>
          </table:table-cell>
          <table:table-cell office:value-type="string">
            <text:p>http://www.netlib.org/lapack/double/dgbrfs.f</text:p>
          </table:table-cell>
          <table:table-cell office:value-type="string">
            <text:p>refine solution to Ax=b, error bounds, backward error estimates</text:p>
          </table:table-cell>
          <table:table-cell table:formula="of:=144+[.A6]+220" office:value-type="float" office:value="370">
            <text:p>370</text:p>
          </table:table-cell>
          <table:table-cell table:number-columns-repeated="1015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office:value-type="string">
            <text:p>gbrfs</text:p>
          </table:table-cell>
          <table:table-cell office:value-type="string">
            <text:p>general</text:p>
          </table:table-cell>
          <table:table-cell table:style-name="Default" office:value-type="string">
            <text:p>band</text:p>
          </table:table-cell>
          <table:table-cell office:value-type="string">
            <text:p>http://www.netlib.org/lapack/complex/cgbrfs.f</text:p>
          </table:table-cell>
          <table:table-cell office:value-type="string">
            <text:p>refine solution to Ax=b, error bounds, backward error estimates</text:p>
          </table:table-cell>
          <table:table-cell table:formula="of:=144+[.A7]+220" office:value-type="float" office:value="371">
            <text:p>371</text:p>
          </table:table-cell>
          <table:table-cell table:number-columns-repeated="1015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z</text:p>
          </table:table-cell>
          <table:table-cell office:value-type="string">
            <text:p>gbrfs</text:p>
          </table:table-cell>
          <table:table-cell office:value-type="string">
            <text:p>general</text:p>
          </table:table-cell>
          <table:table-cell table:style-name="Default" office:value-type="string">
            <text:p>band</text:p>
          </table:table-cell>
          <table:table-cell office:value-type="string">
            <text:p>http://www.netlib.org/lapack/complex16/zgbrfs.f</text:p>
          </table:table-cell>
          <table:table-cell office:value-type="string">
            <text:p>refine solution to Ax=b, error bounds, backward error estimates</text:p>
          </table:table-cell>
          <table:table-cell table:formula="of:=144+[.A8]+220" office:value-type="float" office:value="372">
            <text:p>372</text:p>
          </table:table-cell>
          <table:table-cell table:number-columns-repeated="1015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s</text:p>
          </table:table-cell>
          <table:table-cell office:value-type="string">
            <text:p>gtrfs</text:p>
          </table:table-cell>
          <table:table-cell office:value-type="string">
            <text:p>general</text:p>
          </table:table-cell>
          <table:table-cell table:style-name="Default" office:value-type="string">
            <text:p>tridiagonal</text:p>
          </table:table-cell>
          <table:table-cell office:value-type="string">
            <text:p>http://www.netlib.org/lapack/single/sgtrfs.f</text:p>
          </table:table-cell>
          <table:table-cell office:value-type="string">
            <text:p>refine solution to Ax=b, error bounds, backward error estimates</text:p>
          </table:table-cell>
          <table:table-cell table:formula="of:=144+[.A9]+220" office:value-type="float" office:value="373">
            <text:p>373</text:p>
          </table:table-cell>
          <table:table-cell table:number-columns-repeated="1015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d</text:p>
          </table:table-cell>
          <table:table-cell office:value-type="string">
            <text:p>gtrfs</text:p>
          </table:table-cell>
          <table:table-cell office:value-type="string">
            <text:p>general</text:p>
          </table:table-cell>
          <table:table-cell table:style-name="Default" office:value-type="string">
            <text:p>tridiagonal</text:p>
          </table:table-cell>
          <table:table-cell office:value-type="string">
            <text:p>http://www.netlib.org/lapack/double/dgtrfs.f</text:p>
          </table:table-cell>
          <table:table-cell office:value-type="string">
            <text:p>refine solution to Ax=b, error bounds, backward error estimates</text:p>
          </table:table-cell>
          <table:table-cell table:formula="of:=144+[.A10]+220" office:value-type="float" office:value="374">
            <text:p>374</text:p>
          </table:table-cell>
          <table:table-cell table:number-columns-repeated="1015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c</text:p>
          </table:table-cell>
          <table:table-cell office:value-type="string">
            <text:p>gtrfs</text:p>
          </table:table-cell>
          <table:table-cell office:value-type="string">
            <text:p>general</text:p>
          </table:table-cell>
          <table:table-cell table:style-name="Default" office:value-type="string">
            <text:p>tridiagonal</text:p>
          </table:table-cell>
          <table:table-cell office:value-type="string">
            <text:p>http://www.netlib.org/lapack/complex/cgtrfs.f</text:p>
          </table:table-cell>
          <table:table-cell office:value-type="string">
            <text:p>refine solution to Ax=b, error bounds, backward error estimates</text:p>
          </table:table-cell>
          <table:table-cell table:formula="of:=144+[.A11]+220" office:value-type="float" office:value="375">
            <text:p>375</text:p>
          </table:table-cell>
          <table:table-cell table:number-columns-repeated="1015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z</text:p>
          </table:table-cell>
          <table:table-cell office:value-type="string">
            <text:p>gtrfs</text:p>
          </table:table-cell>
          <table:table-cell office:value-type="string">
            <text:p>general</text:p>
          </table:table-cell>
          <table:table-cell table:style-name="Default" office:value-type="string">
            <text:p>tridiagonal</text:p>
          </table:table-cell>
          <table:table-cell office:value-type="string">
            <text:p>http://www.netlib.org/lapack/complex16/zgtrfs.f</text:p>
          </table:table-cell>
          <table:table-cell office:value-type="string">
            <text:p>refine solution to Ax=b, error bounds, backward error estimates</text:p>
          </table:table-cell>
          <table:table-cell table:formula="of:=144+[.A12]+220" office:value-type="float" office:value="376">
            <text:p>376</text:p>
          </table:table-cell>
          <table:table-cell table:number-columns-repeated="1015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c</text:p>
          </table:table-cell>
          <table:table-cell office:value-type="string">
            <text:p>herfs</text:p>
          </table:table-cell>
          <table:table-cell office:value-type="string">
            <text:p>Hermitian</text:p>
          </table:table-cell>
          <table:table-cell table:style-name="Default" office:value-type="string">
            <text:p>full</text:p>
          </table:table-cell>
          <table:table-cell office:value-type="string">
            <text:p>http://www.netlib.org/lapack/complex/cherfs.f</text:p>
          </table:table-cell>
          <table:table-cell office:value-type="string">
            <text:p>refine solution to Ax=b, error bounds, backward error estimates</text:p>
          </table:table-cell>
          <table:table-cell table:formula="of:=144+[.A13]+220" office:value-type="float" office:value="377">
            <text:p>377</text:p>
          </table:table-cell>
          <table:table-cell table:number-columns-repeated="1015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z</text:p>
          </table:table-cell>
          <table:table-cell office:value-type="string">
            <text:p>herfs</text:p>
          </table:table-cell>
          <table:table-cell office:value-type="string">
            <text:p>Hermitian</text:p>
          </table:table-cell>
          <table:table-cell table:style-name="Default" office:value-type="string">
            <text:p>full</text:p>
          </table:table-cell>
          <table:table-cell office:value-type="string">
            <text:p>http://www.netlib.org/lapack/complex16/zherfs.f</text:p>
          </table:table-cell>
          <table:table-cell office:value-type="string">
            <text:p>refine solution to Ax=b, error bounds, backward error estimates</text:p>
          </table:table-cell>
          <table:table-cell table:formula="of:=144+[.A14]+220" office:value-type="float" office:value="378">
            <text:p>378</text:p>
          </table:table-cell>
          <table:table-cell table:number-columns-repeated="1015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office:value-type="string">
            <text:p>hprfs</text:p>
          </table:table-cell>
          <table:table-cell office:value-type="string">
            <text:p>Hermitian</text:p>
          </table:table-cell>
          <table:table-cell table:style-name="Default" office:value-type="string">
            <text:p>packed</text:p>
          </table:table-cell>
          <table:table-cell office:value-type="string">
            <text:p>http://www.netlib.org/lapack/complex/chprfs.f</text:p>
          </table:table-cell>
          <table:table-cell office:value-type="string">
            <text:p>refine solution to Ax=b, error bounds, backward error estimates</text:p>
          </table:table-cell>
          <table:table-cell table:formula="of:=144+[.A15]+220" office:value-type="float" office:value="379">
            <text:p>379</text:p>
          </table:table-cell>
          <table:table-cell table:number-columns-repeated="1015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z</text:p>
          </table:table-cell>
          <table:table-cell office:value-type="string">
            <text:p>hprfs</text:p>
          </table:table-cell>
          <table:table-cell office:value-type="string">
            <text:p>Hermitian</text:p>
          </table:table-cell>
          <table:table-cell table:style-name="Default" office:value-type="string">
            <text:p>packed</text:p>
          </table:table-cell>
          <table:table-cell office:value-type="string">
            <text:p>http://www.netlib.org/lapack/complex16/zhprfs.f</text:p>
          </table:table-cell>
          <table:table-cell office:value-type="string">
            <text:p>refine solution to Ax=b, error bounds, backward error estimates</text:p>
          </table:table-cell>
          <table:table-cell table:formula="of:=144+[.A16]+220" office:value-type="float" office:value="380">
            <text:p>380</text:p>
          </table:table-cell>
          <table:table-cell table:number-columns-repeated="1015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s</text:p>
          </table:table-cell>
          <table:table-cell office:value-type="string">
            <text:p>porfs</text:p>
          </table:table-cell>
          <table:table-cell office:value-type="string">
            <text:p>SPD</text:p>
          </table:table-cell>
          <table:table-cell table:style-name="Default" office:value-type="string">
            <text:p>full</text:p>
          </table:table-cell>
          <table:table-cell office:value-type="string">
            <text:p>http://www.netlib.org/lapack/single/sporfs.f</text:p>
          </table:table-cell>
          <table:table-cell office:value-type="string">
            <text:p>refine solution to Ax=b, error bounds, backward error estimates</text:p>
          </table:table-cell>
          <table:table-cell table:formula="of:=144+[.A17]+220" office:value-type="float" office:value="381">
            <text:p>381</text:p>
          </table:table-cell>
          <table:table-cell table:number-columns-repeated="1015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d</text:p>
          </table:table-cell>
          <table:table-cell office:value-type="string">
            <text:p>porfs</text:p>
          </table:table-cell>
          <table:table-cell office:value-type="string">
            <text:p>SPD</text:p>
          </table:table-cell>
          <table:table-cell table:style-name="Default" office:value-type="string">
            <text:p>full</text:p>
          </table:table-cell>
          <table:table-cell office:value-type="string">
            <text:p>http://www.netlib.org/lapack/double/dporfs.f</text:p>
          </table:table-cell>
          <table:table-cell office:value-type="string">
            <text:p>refine solution to Ax=b, error bounds, backward error estimates</text:p>
          </table:table-cell>
          <table:table-cell table:formula="of:=144+[.A18]+220" office:value-type="float" office:value="382">
            <text:p>382</text:p>
          </table:table-cell>
          <table:table-cell table:number-columns-repeated="1015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c</text:p>
          </table:table-cell>
          <table:table-cell office:value-type="string">
            <text:p>porfs</text:p>
          </table:table-cell>
          <table:table-cell office:value-type="string">
            <text:p>HPD</text:p>
          </table:table-cell>
          <table:table-cell table:style-name="Default" office:value-type="string">
            <text:p>full</text:p>
          </table:table-cell>
          <table:table-cell office:value-type="string">
            <text:p>http://www.netlib.org/lapack/complex/cporfs.f</text:p>
          </table:table-cell>
          <table:table-cell office:value-type="string">
            <text:p>refine solution to Ax=b, error bounds, backward error estimates</text:p>
          </table:table-cell>
          <table:table-cell table:formula="of:=144+[.A19]+220" office:value-type="float" office:value="383">
            <text:p>383</text:p>
          </table:table-cell>
          <table:table-cell table:number-columns-repeated="1015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z</text:p>
          </table:table-cell>
          <table:table-cell office:value-type="string">
            <text:p>porfs</text:p>
          </table:table-cell>
          <table:table-cell office:value-type="string">
            <text:p>HPD</text:p>
          </table:table-cell>
          <table:table-cell table:style-name="Default" office:value-type="string">
            <text:p>full</text:p>
          </table:table-cell>
          <table:table-cell office:value-type="string">
            <text:p>http://www.netlib.org/lapack/complex16/zporfs.f</text:p>
          </table:table-cell>
          <table:table-cell office:value-type="string">
            <text:p>refine solution to Ax=b, error bounds, backward error estimates</text:p>
          </table:table-cell>
          <table:table-cell table:formula="of:=144+[.A20]+220" office:value-type="float" office:value="384">
            <text:p>384</text:p>
          </table:table-cell>
          <table:table-cell table:number-columns-repeated="1015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s</text:p>
          </table:table-cell>
          <table:table-cell office:value-type="string">
            <text:p>pbrfs</text:p>
          </table:table-cell>
          <table:table-cell office:value-type="string">
            <text:p>SPD</text:p>
          </table:table-cell>
          <table:table-cell table:style-name="Default" office:value-type="string">
            <text:p>band</text:p>
          </table:table-cell>
          <table:table-cell office:value-type="string">
            <text:p>http://www.netlib.org/lapack/single/spbrfs.f</text:p>
          </table:table-cell>
          <table:table-cell office:value-type="string">
            <text:p>refine solution to Ax=b, error bounds, backward error estimates</text:p>
          </table:table-cell>
          <table:table-cell table:formula="of:=144+[.A21]+220" office:value-type="float" office:value="385">
            <text:p>385</text:p>
          </table:table-cell>
          <table:table-cell table:number-columns-repeated="1015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d</text:p>
          </table:table-cell>
          <table:table-cell office:value-type="string">
            <text:p>pbrfs</text:p>
          </table:table-cell>
          <table:table-cell office:value-type="string">
            <text:p>SPD</text:p>
          </table:table-cell>
          <table:table-cell table:style-name="Default" office:value-type="string">
            <text:p>band</text:p>
          </table:table-cell>
          <table:table-cell office:value-type="string">
            <text:p>http://www.netlib.org/lapack/double/dpbrfs.f</text:p>
          </table:table-cell>
          <table:table-cell office:value-type="string">
            <text:p>refine solution to Ax=b, error bounds, backward error estimates</text:p>
          </table:table-cell>
          <table:table-cell table:formula="of:=144+[.A22]+220" office:value-type="float" office:value="386">
            <text:p>386</text:p>
          </table:table-cell>
          <table:table-cell table:number-columns-repeated="1015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c</text:p>
          </table:table-cell>
          <table:table-cell office:value-type="string">
            <text:p>pbrfs</text:p>
          </table:table-cell>
          <table:table-cell office:value-type="string">
            <text:p>HPD</text:p>
          </table:table-cell>
          <table:table-cell table:style-name="Default" office:value-type="string">
            <text:p>band</text:p>
          </table:table-cell>
          <table:table-cell office:value-type="string">
            <text:p>http://www.netlib.org/lapack/complex/cpbrfs.f</text:p>
          </table:table-cell>
          <table:table-cell office:value-type="string">
            <text:p>refine solution to Ax=b, error bounds, backward error estimates</text:p>
          </table:table-cell>
          <table:table-cell table:formula="of:=144+[.A23]+220" office:value-type="float" office:value="387">
            <text:p>387</text:p>
          </table:table-cell>
          <table:table-cell table:number-columns-repeated="1015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z</text:p>
          </table:table-cell>
          <table:table-cell office:value-type="string">
            <text:p>pbrfs</text:p>
          </table:table-cell>
          <table:table-cell office:value-type="string">
            <text:p>HPD</text:p>
          </table:table-cell>
          <table:table-cell table:style-name="Default" office:value-type="string">
            <text:p>band</text:p>
          </table:table-cell>
          <table:table-cell office:value-type="string">
            <text:p>http://www.netlib.org/lapack/complex16/zpbrfs.f</text:p>
          </table:table-cell>
          <table:table-cell office:value-type="string">
            <text:p>refine solution to Ax=b, error bounds, backward error estimates</text:p>
          </table:table-cell>
          <table:table-cell table:formula="of:=144+[.A24]+220" office:value-type="float" office:value="388">
            <text:p>388</text:p>
          </table:table-cell>
          <table:table-cell table:number-columns-repeated="1015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s</text:p>
          </table:table-cell>
          <table:table-cell office:value-type="string">
            <text:p>pprfs</text:p>
          </table:table-cell>
          <table:table-cell office:value-type="string">
            <text:p>SPD</text:p>
          </table:table-cell>
          <table:table-cell table:style-name="Default" office:value-type="string">
            <text:p>packed</text:p>
          </table:table-cell>
          <table:table-cell office:value-type="string">
            <text:p>http://www.netlib.org/lapack/single/spprfs.f</text:p>
          </table:table-cell>
          <table:table-cell office:value-type="string">
            <text:p>refine solution to Ax=b, error bounds, backward error estimates</text:p>
          </table:table-cell>
          <table:table-cell table:formula="of:=144+[.A25]+220" office:value-type="float" office:value="389">
            <text:p>389</text:p>
          </table:table-cell>
          <table:table-cell table:number-columns-repeated="1015"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d</text:p>
          </table:table-cell>
          <table:table-cell office:value-type="string">
            <text:p>pprfs</text:p>
          </table:table-cell>
          <table:table-cell office:value-type="string">
            <text:p>SPD</text:p>
          </table:table-cell>
          <table:table-cell table:style-name="Default" office:value-type="string">
            <text:p>packed</text:p>
          </table:table-cell>
          <table:table-cell office:value-type="string">
            <text:p>http://www.netlib.org/lapack/double/dpprfs.f</text:p>
          </table:table-cell>
          <table:table-cell office:value-type="string">
            <text:p>refine solution to Ax=b, error bounds, backward error estimates</text:p>
          </table:table-cell>
          <table:table-cell table:formula="of:=144+[.A26]+220" office:value-type="float" office:value="390">
            <text:p>390</text:p>
          </table:table-cell>
          <table:table-cell table:number-columns-repeated="1015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c</text:p>
          </table:table-cell>
          <table:table-cell office:value-type="string">
            <text:p>pprfs</text:p>
          </table:table-cell>
          <table:table-cell office:value-type="string">
            <text:p>HPD</text:p>
          </table:table-cell>
          <table:table-cell table:style-name="Default" office:value-type="string">
            <text:p>packed</text:p>
          </table:table-cell>
          <table:table-cell office:value-type="string">
            <text:p>http://www.netlib.org/lapack/complex/cpprfs.f</text:p>
          </table:table-cell>
          <table:table-cell office:value-type="string">
            <text:p>refine solution to Ax=b, error bounds, backward error estimates</text:p>
          </table:table-cell>
          <table:table-cell table:formula="of:=144+[.A27]+220" office:value-type="float" office:value="391">
            <text:p>391</text:p>
          </table:table-cell>
          <table:table-cell table:number-columns-repeated="1015"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z</text:p>
          </table:table-cell>
          <table:table-cell office:value-type="string">
            <text:p>pprfs</text:p>
          </table:table-cell>
          <table:table-cell office:value-type="string">
            <text:p>HPD</text:p>
          </table:table-cell>
          <table:table-cell table:style-name="Default" office:value-type="string">
            <text:p>packed</text:p>
          </table:table-cell>
          <table:table-cell office:value-type="string">
            <text:p>http://www.netlib.org/lapack/complex16/zpprfs.f</text:p>
          </table:table-cell>
          <table:table-cell office:value-type="string">
            <text:p>refine solution to Ax=b, error bounds, backward error estimates</text:p>
          </table:table-cell>
          <table:table-cell table:formula="of:=144+[.A28]+220" office:value-type="float" office:value="392">
            <text:p>392</text:p>
          </table:table-cell>
          <table:table-cell table:number-columns-repeated="1015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s</text:p>
          </table:table-cell>
          <table:table-cell office:value-type="string">
            <text:p>ptrfs</text:p>
          </table:table-cell>
          <table:table-cell office:value-type="string">
            <text:p>SPD</text:p>
          </table:table-cell>
          <table:table-cell table:style-name="Default" office:value-type="string">
            <text:p>tridiagonal</text:p>
          </table:table-cell>
          <table:table-cell office:value-type="string">
            <text:p>http://www.netlib.org/lapack/single/sptrfs.f</text:p>
          </table:table-cell>
          <table:table-cell office:value-type="string">
            <text:p>refine solution to Ax=b, error bounds, backward error estimates</text:p>
          </table:table-cell>
          <table:table-cell table:formula="of:=144+[.A29]+220" office:value-type="float" office:value="393">
            <text:p>393</text:p>
          </table:table-cell>
          <table:table-cell table:number-columns-repeated="1015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d</text:p>
          </table:table-cell>
          <table:table-cell office:value-type="string">
            <text:p>ptrfs</text:p>
          </table:table-cell>
          <table:table-cell office:value-type="string">
            <text:p>SPD</text:p>
          </table:table-cell>
          <table:table-cell table:style-name="Default" office:value-type="string">
            <text:p>tridiagonal</text:p>
          </table:table-cell>
          <table:table-cell office:value-type="string">
            <text:p>http://www.netlib.org/lapack/double/dptrfs.f</text:p>
          </table:table-cell>
          <table:table-cell office:value-type="string">
            <text:p>refine solution to Ax=b, error bounds, backward error estimates</text:p>
          </table:table-cell>
          <table:table-cell table:formula="of:=144+[.A30]+220" office:value-type="float" office:value="394">
            <text:p>394</text:p>
          </table:table-cell>
          <table:table-cell table:number-columns-repeated="1015"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c</text:p>
          </table:table-cell>
          <table:table-cell office:value-type="string">
            <text:p>ptrfs</text:p>
          </table:table-cell>
          <table:table-cell office:value-type="string">
            <text:p>HPD</text:p>
          </table:table-cell>
          <table:table-cell table:style-name="Default" office:value-type="string">
            <text:p>tridiagonal</text:p>
          </table:table-cell>
          <table:table-cell office:value-type="string">
            <text:p>http://www.netlib.org/lapack/complex/cptrfs.f</text:p>
          </table:table-cell>
          <table:table-cell office:value-type="string">
            <text:p>refine solution to Ax=b, error bounds, backward error estimates</text:p>
          </table:table-cell>
          <table:table-cell table:formula="of:=144+[.A31]+220" office:value-type="float" office:value="395">
            <text:p>395</text:p>
          </table:table-cell>
          <table:table-cell table:number-columns-repeated="1015"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z</text:p>
          </table:table-cell>
          <table:table-cell office:value-type="string">
            <text:p>ptrfs</text:p>
          </table:table-cell>
          <table:table-cell office:value-type="string">
            <text:p>HPD</text:p>
          </table:table-cell>
          <table:table-cell table:style-name="Default" office:value-type="string">
            <text:p>tridiagonal</text:p>
          </table:table-cell>
          <table:table-cell office:value-type="string">
            <text:p>http://www.netlib.org/lapack/complex16/zptrfs.f</text:p>
          </table:table-cell>
          <table:table-cell office:value-type="string">
            <text:p>refine solution to Ax=b, error bounds, backward error estimates</text:p>
          </table:table-cell>
          <table:table-cell table:formula="of:=144+[.A32]+220" office:value-type="float" office:value="396">
            <text:p>396</text:p>
          </table:table-cell>
          <table:table-cell table:number-columns-repeated="1015"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s</text:p>
          </table:table-cell>
          <table:table-cell office:value-type="string">
            <text:p>syrfs</text:p>
          </table:table-cell>
          <table:table-cell office:value-type="string">
            <text:p>symmetric</text:p>
          </table:table-cell>
          <table:table-cell table:style-name="Default" office:value-type="string">
            <text:p>full</text:p>
          </table:table-cell>
          <table:table-cell office:value-type="string">
            <text:p>http://www.netlib.org/lapack/single/ssyrfs.f</text:p>
          </table:table-cell>
          <table:table-cell office:value-type="string">
            <text:p>refine solution to Ax=b, error bounds, backward error estimates</text:p>
          </table:table-cell>
          <table:table-cell table:formula="of:=144+[.A33]+220" office:value-type="float" office:value="397">
            <text:p>397</text:p>
          </table:table-cell>
          <table:table-cell table:number-columns-repeated="1015"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d</text:p>
          </table:table-cell>
          <table:table-cell office:value-type="string">
            <text:p>syrfs</text:p>
          </table:table-cell>
          <table:table-cell office:value-type="string">
            <text:p>symmetric</text:p>
          </table:table-cell>
          <table:table-cell table:style-name="Default" office:value-type="string">
            <text:p>full</text:p>
          </table:table-cell>
          <table:table-cell office:value-type="string">
            <text:p>http://www.netlib.org/lapack/double/dsyrfs.f</text:p>
          </table:table-cell>
          <table:table-cell office:value-type="string">
            <text:p>refine solution to Ax=b, error bounds, backward error estimates</text:p>
          </table:table-cell>
          <table:table-cell table:formula="of:=144+[.A34]+220" office:value-type="float" office:value="398">
            <text:p>398</text:p>
          </table:table-cell>
          <table:table-cell table:number-columns-repeated="1015"/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c</text:p>
          </table:table-cell>
          <table:table-cell office:value-type="string">
            <text:p>syrfs</text:p>
          </table:table-cell>
          <table:table-cell office:value-type="string">
            <text:p>symmetric</text:p>
          </table:table-cell>
          <table:table-cell table:style-name="Default" office:value-type="string">
            <text:p>full</text:p>
          </table:table-cell>
          <table:table-cell office:value-type="string">
            <text:p>http://www.netlib.org/lapack/complex/csyrfs.f</text:p>
          </table:table-cell>
          <table:table-cell office:value-type="string">
            <text:p>refine solution to Ax=b, error bounds, backward error estimates</text:p>
          </table:table-cell>
          <table:table-cell table:formula="of:=144+[.A35]+220" office:value-type="float" office:value="399">
            <text:p>399</text:p>
          </table:table-cell>
          <table:table-cell table:number-columns-repeated="1015"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z</text:p>
          </table:table-cell>
          <table:table-cell office:value-type="string">
            <text:p>syrfs</text:p>
          </table:table-cell>
          <table:table-cell office:value-type="string">
            <text:p>symmetric</text:p>
          </table:table-cell>
          <table:table-cell table:style-name="Default" office:value-type="string">
            <text:p>full</text:p>
          </table:table-cell>
          <table:table-cell office:value-type="string">
            <text:p>http://www.netlib.org/lapack/complex16/zsyrfs.f</text:p>
          </table:table-cell>
          <table:table-cell office:value-type="string">
            <text:p>refine solution to Ax=b, error bounds, backward error estimates</text:p>
          </table:table-cell>
          <table:table-cell table:formula="of:=144+[.A36]+220" office:value-type="float" office:value="400">
            <text:p>400</text:p>
          </table:table-cell>
          <table:table-cell table:number-columns-repeated="1015"/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s</text:p>
          </table:table-cell>
          <table:table-cell office:value-type="string">
            <text:p>sprfs</text:p>
          </table:table-cell>
          <table:table-cell office:value-type="string">
            <text:p>symmetric</text:p>
          </table:table-cell>
          <table:table-cell table:style-name="Default" office:value-type="string">
            <text:p>packed</text:p>
          </table:table-cell>
          <table:table-cell office:value-type="string">
            <text:p>http://www.netlib.org/lapack/single/ssprfs.f</text:p>
          </table:table-cell>
          <table:table-cell office:value-type="string">
            <text:p>refine solution to Ax=b, error bounds, backward error estimates</text:p>
          </table:table-cell>
          <table:table-cell table:formula="of:=144+[.A37]+220" office:value-type="float" office:value="401">
            <text:p>401</text:p>
          </table:table-cell>
          <table:table-cell table:number-columns-repeated="1015"/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d</text:p>
          </table:table-cell>
          <table:table-cell office:value-type="string">
            <text:p>sprfs</text:p>
          </table:table-cell>
          <table:table-cell office:value-type="string">
            <text:p>symmetric</text:p>
          </table:table-cell>
          <table:table-cell table:style-name="Default" office:value-type="string">
            <text:p>packed</text:p>
          </table:table-cell>
          <table:table-cell office:value-type="string">
            <text:p>http://www.netlib.org/lapack/double/dsprfs.f</text:p>
          </table:table-cell>
          <table:table-cell office:value-type="string">
            <text:p>refine solution to Ax=b, error bounds, backward error estimates</text:p>
          </table:table-cell>
          <table:table-cell table:formula="of:=144+[.A38]+220" office:value-type="float" office:value="402">
            <text:p>402</text:p>
          </table:table-cell>
          <table:table-cell table:number-columns-repeated="1015"/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c</text:p>
          </table:table-cell>
          <table:table-cell office:value-type="string">
            <text:p>sprfs</text:p>
          </table:table-cell>
          <table:table-cell office:value-type="string">
            <text:p>symmetric</text:p>
          </table:table-cell>
          <table:table-cell table:style-name="Default" office:value-type="string">
            <text:p>packed</text:p>
          </table:table-cell>
          <table:table-cell office:value-type="string">
            <text:p>http://www.netlib.org/lapack/complex/csprfs.f</text:p>
          </table:table-cell>
          <table:table-cell office:value-type="string">
            <text:p>refine solution to Ax=b, error bounds, backward error estimates</text:p>
          </table:table-cell>
          <table:table-cell table:formula="of:=144+[.A39]+220" office:value-type="float" office:value="403">
            <text:p>403</text:p>
          </table:table-cell>
          <table:table-cell table:number-columns-repeated="1015"/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z</text:p>
          </table:table-cell>
          <table:table-cell office:value-type="string">
            <text:p>sprfs</text:p>
          </table:table-cell>
          <table:table-cell office:value-type="string">
            <text:p>symmetric</text:p>
          </table:table-cell>
          <table:table-cell table:style-name="Default" office:value-type="string">
            <text:p>packed</text:p>
          </table:table-cell>
          <table:table-cell office:value-type="string">
            <text:p>http://www.netlib.org/lapack/complex16/zsprfs.f</text:p>
          </table:table-cell>
          <table:table-cell office:value-type="string">
            <text:p>refine solution to Ax=b, error bounds, backward error estimates</text:p>
          </table:table-cell>
          <table:table-cell table:formula="of:=144+[.A40]+220" office:value-type="float" office:value="404">
            <text:p>404</text:p>
          </table:table-cell>
          <table:table-cell table:number-columns-repeated="1015"/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s</text:p>
          </table:table-cell>
          <table:table-cell office:value-type="string">
            <text:p>trrfs</text:p>
          </table:table-cell>
          <table:table-cell office:value-type="string">
            <text:p>triangular</text:p>
          </table:table-cell>
          <table:table-cell table:style-name="Default" office:value-type="string">
            <text:p>full</text:p>
          </table:table-cell>
          <table:table-cell office:value-type="string">
            <text:p>http://www.netlib.org/lapack/single/strrfs.f</text:p>
          </table:table-cell>
          <table:table-cell office:value-type="string">
            <text:p>refine solution to Ax=b, error bounds, backward error estimates</text:p>
          </table:table-cell>
          <table:table-cell table:formula="of:=144+[.A41]+220" office:value-type="float" office:value="405">
            <text:p>405</text:p>
          </table:table-cell>
          <table:table-cell table:number-columns-repeated="1015"/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d</text:p>
          </table:table-cell>
          <table:table-cell office:value-type="string">
            <text:p>trrfs</text:p>
          </table:table-cell>
          <table:table-cell office:value-type="string">
            <text:p>triangular</text:p>
          </table:table-cell>
          <table:table-cell table:style-name="Default" office:value-type="string">
            <text:p>full</text:p>
          </table:table-cell>
          <table:table-cell office:value-type="string">
            <text:p>http://www.netlib.org/lapack/double/dtrrfs.f</text:p>
          </table:table-cell>
          <table:table-cell office:value-type="string">
            <text:p>refine solution to Ax=b, error bounds, backward error estimates</text:p>
          </table:table-cell>
          <table:table-cell table:formula="of:=144+[.A42]+220" office:value-type="float" office:value="406">
            <text:p>406</text:p>
          </table:table-cell>
          <table:table-cell table:number-columns-repeated="1015"/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c</text:p>
          </table:table-cell>
          <table:table-cell office:value-type="string">
            <text:p>trrfs</text:p>
          </table:table-cell>
          <table:table-cell office:value-type="string">
            <text:p>triangular</text:p>
          </table:table-cell>
          <table:table-cell table:style-name="Default" office:value-type="string">
            <text:p>full</text:p>
          </table:table-cell>
          <table:table-cell office:value-type="string">
            <text:p>http://www.netlib.org/lapack/complex/ctrrfs.f</text:p>
          </table:table-cell>
          <table:table-cell office:value-type="string">
            <text:p>refine solution to Ax=b, error bounds, backward error estimates</text:p>
          </table:table-cell>
          <table:table-cell table:formula="of:=144+[.A43]+220" office:value-type="float" office:value="407">
            <text:p>407</text:p>
          </table:table-cell>
          <table:table-cell table:number-columns-repeated="1015"/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z</text:p>
          </table:table-cell>
          <table:table-cell office:value-type="string">
            <text:p>trrfs</text:p>
          </table:table-cell>
          <table:table-cell office:value-type="string">
            <text:p>triangular</text:p>
          </table:table-cell>
          <table:table-cell table:style-name="Default" office:value-type="string">
            <text:p>full</text:p>
          </table:table-cell>
          <table:table-cell office:value-type="string">
            <text:p>http://www.netlib.org/lapack/complex16/ztrrfs.f</text:p>
          </table:table-cell>
          <table:table-cell office:value-type="string">
            <text:p>refine solution to Ax=b, error bounds, backward error estimates</text:p>
          </table:table-cell>
          <table:table-cell table:formula="of:=144+[.A44]+220" office:value-type="float" office:value="408">
            <text:p>408</text:p>
          </table:table-cell>
          <table:table-cell table:number-columns-repeated="1015"/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s</text:p>
          </table:table-cell>
          <table:table-cell office:value-type="string">
            <text:p>tbrfs</text:p>
          </table:table-cell>
          <table:table-cell office:value-type="string">
            <text:p>triangular</text:p>
          </table:table-cell>
          <table:table-cell table:style-name="Default" office:value-type="string">
            <text:p>band</text:p>
          </table:table-cell>
          <table:table-cell office:value-type="string">
            <text:p>http://www.netlib.org/lapack/single/stbrfs.f</text:p>
          </table:table-cell>
          <table:table-cell office:value-type="string">
            <text:p>refine solution to Ax=b, error bounds, backward error estimates</text:p>
          </table:table-cell>
          <table:table-cell table:formula="of:=144+[.A45]+220" office:value-type="float" office:value="409">
            <text:p>409</text:p>
          </table:table-cell>
          <table:table-cell table:number-columns-repeated="1015"/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d</text:p>
          </table:table-cell>
          <table:table-cell office:value-type="string">
            <text:p>tbrfs</text:p>
          </table:table-cell>
          <table:table-cell office:value-type="string">
            <text:p>triangular</text:p>
          </table:table-cell>
          <table:table-cell table:style-name="Default" office:value-type="string">
            <text:p>band</text:p>
          </table:table-cell>
          <table:table-cell office:value-type="string">
            <text:p>http://www.netlib.org/lapack/double/dtbrfs.f</text:p>
          </table:table-cell>
          <table:table-cell office:value-type="string">
            <text:p>refine solution to Ax=b, error bounds, backward error estimates</text:p>
          </table:table-cell>
          <table:table-cell table:formula="of:=144+[.A46]+220" office:value-type="float" office:value="410">
            <text:p>410</text:p>
          </table:table-cell>
          <table:table-cell table:number-columns-repeated="1015"/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c</text:p>
          </table:table-cell>
          <table:table-cell office:value-type="string">
            <text:p>tbrfs</text:p>
          </table:table-cell>
          <table:table-cell office:value-type="string">
            <text:p>triangular</text:p>
          </table:table-cell>
          <table:table-cell table:style-name="Default" office:value-type="string">
            <text:p>band</text:p>
          </table:table-cell>
          <table:table-cell office:value-type="string">
            <text:p>http://www.netlib.org/lapack/complex/ctbrfs.f</text:p>
          </table:table-cell>
          <table:table-cell office:value-type="string">
            <text:p>refine solution to Ax=b, error bounds, backward error estimates</text:p>
          </table:table-cell>
          <table:table-cell table:formula="of:=144+[.A47]+220" office:value-type="float" office:value="411">
            <text:p>411</text:p>
          </table:table-cell>
          <table:table-cell table:number-columns-repeated="1015"/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z</text:p>
          </table:table-cell>
          <table:table-cell office:value-type="string">
            <text:p>tbrfs</text:p>
          </table:table-cell>
          <table:table-cell office:value-type="string">
            <text:p>triangular</text:p>
          </table:table-cell>
          <table:table-cell table:style-name="Default" office:value-type="string">
            <text:p>band</text:p>
          </table:table-cell>
          <table:table-cell office:value-type="string">
            <text:p>http://www.netlib.org/lapack/complex16/ztbrfs.f</text:p>
          </table:table-cell>
          <table:table-cell office:value-type="string">
            <text:p>refine solution to Ax=b, error bounds, backward error estimates</text:p>
          </table:table-cell>
          <table:table-cell table:formula="of:=144+[.A48]+220" office:value-type="float" office:value="412">
            <text:p>412</text:p>
          </table:table-cell>
          <table:table-cell table:number-columns-repeated="1015"/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s</text:p>
          </table:table-cell>
          <table:table-cell office:value-type="string">
            <text:p>tprfs</text:p>
          </table:table-cell>
          <table:table-cell office:value-type="string">
            <text:p>triangular</text:p>
          </table:table-cell>
          <table:table-cell table:style-name="Default" office:value-type="string">
            <text:p>packed</text:p>
          </table:table-cell>
          <table:table-cell office:value-type="string">
            <text:p>http://www.netlib.org/lapack/single/stprfs.f</text:p>
          </table:table-cell>
          <table:table-cell office:value-type="string">
            <text:p>refine solution to Ax=b, error bounds, backward error estimates</text:p>
          </table:table-cell>
          <table:table-cell table:formula="of:=144+[.A49]+220" office:value-type="float" office:value="413">
            <text:p>413</text:p>
          </table:table-cell>
          <table:table-cell table:number-columns-repeated="1015"/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d</text:p>
          </table:table-cell>
          <table:table-cell office:value-type="string">
            <text:p>tprfs</text:p>
          </table:table-cell>
          <table:table-cell office:value-type="string">
            <text:p>triangular</text:p>
          </table:table-cell>
          <table:table-cell table:style-name="Default" office:value-type="string">
            <text:p>packed</text:p>
          </table:table-cell>
          <table:table-cell office:value-type="string">
            <text:p>http://www.netlib.org/lapack/double/dtprfs.f</text:p>
          </table:table-cell>
          <table:table-cell office:value-type="string">
            <text:p>refine solution to Ax=b, error bounds, backward error estimates</text:p>
          </table:table-cell>
          <table:table-cell table:formula="of:=144+[.A50]+220" office:value-type="float" office:value="414">
            <text:p>414</text:p>
          </table:table-cell>
          <table:table-cell table:number-columns-repeated="1015"/>
        </table:table-row>
        <table:table-row table:style-name="ro3">
          <table:table-cell office:value-type="float" office:value="51">
            <text:p>51</text:p>
          </table:table-cell>
          <table:table-cell office:value-type="string">
            <text:p>c</text:p>
          </table:table-cell>
          <table:table-cell office:value-type="string">
            <text:p>tprfs</text:p>
          </table:table-cell>
          <table:table-cell office:value-type="string">
            <text:p>triangular</text:p>
          </table:table-cell>
          <table:table-cell table:style-name="Default" office:value-type="string">
            <text:p>packed</text:p>
          </table:table-cell>
          <table:table-cell office:value-type="string">
            <text:p>http://www.netlib.org/lapack/complex/ctprfs.f</text:p>
          </table:table-cell>
          <table:table-cell office:value-type="string">
            <text:p>refine solution to Ax=b, error bounds, backward error estimates</text:p>
          </table:table-cell>
          <table:table-cell table:formula="of:=144+[.A51]+220" office:value-type="float" office:value="415">
            <text:p>415</text:p>
          </table:table-cell>
          <table:table-cell table:number-columns-repeated="1015"/>
        </table:table-row>
        <table:table-row table:style-name="ro3">
          <table:table-cell office:value-type="float" office:value="52">
            <text:p>52</text:p>
          </table:table-cell>
          <table:table-cell office:value-type="string">
            <text:p>z</text:p>
          </table:table-cell>
          <table:table-cell office:value-type="string">
            <text:p>tprfs</text:p>
          </table:table-cell>
          <table:table-cell office:value-type="string">
            <text:p>triangular</text:p>
          </table:table-cell>
          <table:table-cell table:style-name="Default" office:value-type="string">
            <text:p>packed</text:p>
          </table:table-cell>
          <table:table-cell office:value-type="string">
            <text:p>http://www.netlib.org/lapack/complex16/ztprfs.f</text:p>
          </table:table-cell>
          <table:table-cell office:value-type="string">
            <text:p>refine solution to Ax=b, error bounds, backward error estimates</text:p>
          </table:table-cell>
          <table:table-cell table:formula="of:=144+[.A52]+220" office:value-type="float" office:value="416">
            <text:p>416</text:p>
          </table:table-cell>
          <table:table-cell table:number-columns-repeated="1015"/>
        </table:table-row>
        <table:table-row table:style-name="ro3" table:number-rows-repeated="1048523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shadow="none" fo:background-color="transparent" style:writing-mode="lr-tb" style:print="charts drawings grid objects zero-values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5">11/15/2011</text:date>, <text:time>11:1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-Lin Bernstein</meta:initial-creator>
    <meta:creation-date>2011-03-25T09:54:40</meta:creation-date>
    <dc:date>2011-11-15T11:12:10</dc:date>
    <dc:creator>Sa-Lin Bernstein</dc:creator>
    <meta:editing-duration>PT121H19M49S</meta:editing-duration>
    <meta:editing-cycles>92</meta:editing-cycles>
    <meta:generator>OpenOffice.org/3.2$Unix OpenOffice.org_project/320m12$Build-9483</meta:generator>
    <meta:printed-by>Sa-Lin Bernstein</meta:printed-by>
    <meta:print-date>2011-08-26T16:52:16</meta:print-date>
    <meta:document-statistic meta:table-count="3" meta:cell-count="416" meta:object-count="0"/>
  </office:meta>
</office:document-meta>
</file>